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ohit Devanagari" svg:font-family="'Lohit Devanagari'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7023"/>
    </style:style>
    <style:style style:name="P2" style:family="paragraph" style:parent-style-name="Preformatted_20_Text">
      <style:text-properties fo:font-size="66pt" fo:text-shadow="1pt 1pt" officeooo:paragraph-rsid="00057023" style:font-size-asian="66pt" style:font-size-complex="66pt"/>
    </style:style>
    <style:style style:name="P3" style:family="paragraph" style:parent-style-name="Preformatted_20_Text">
      <style:text-properties officeooo:paragraph-rsid="0004cd38"/>
    </style:style>
    <style:style style:name="P4" style:family="paragraph" style:parent-style-name="Preformatted_20_Text">
      <style:text-properties officeooo:rsid="000b413a" officeooo:paragraph-rsid="000b413a"/>
    </style:style>
    <style:style style:name="P5" style:family="paragraph" style:parent-style-name="Preformatted_20_Text">
      <style:text-properties officeooo:paragraph-rsid="000b413a"/>
    </style:style>
    <style:style style:name="P6" style:family="paragraph" style:parent-style-name="Preformatted_20_Text">
      <style:text-properties officeooo:paragraph-rsid="000c622e"/>
    </style:style>
    <style:style style:name="T1" style:family="text">
      <style:text-properties fo:font-size="88pt" officeooo:rsid="000039aa" style:font-size-asian="88pt" style:font-size-complex="88pt"/>
    </style:style>
    <style:style style:name="T2" style:family="text">
      <style:text-properties fo:font-size="88pt" fo:text-shadow="none" officeooo:rsid="000039aa" style:font-size-asian="88pt" style:font-size-complex="88pt"/>
    </style:style>
    <style:style style:name="T3" style:family="text">
      <style:text-properties fo:font-size="66pt" fo:text-shadow="1pt 1pt" style:font-size-asian="66pt" style:font-size-complex="66pt"/>
    </style:style>
    <style:style style:name="T4" style:family="text">
      <style:text-properties fo:font-size="66pt" fo:text-shadow="1pt 1pt" officeooo:rsid="00095648" style:font-size-asian="66pt" style:font-size-complex="66pt"/>
    </style:style>
    <style:style style:name="T5" style:family="text">
      <style:text-properties fo:font-size="66pt" fo:text-shadow="1pt 1pt" style:font-size-asian="66pt" style:font-name-complex="Abyssinica SIL" style:font-size-complex="66pt"/>
    </style:style>
    <style:style style:name="T6" style:family="text">
      <style:text-properties fo:font-size="66pt" fo:text-shadow="1pt 1pt" style:font-size-asian="66pt" style:font-name-complex="DejaVu Sans" style:font-size-complex="66pt"/>
    </style:style>
    <style:style style:name="T7" style:family="text">
      <style:text-properties fo:font-size="66pt" fo:text-shadow="none" style:font-size-asian="66pt" style:font-size-complex="66pt"/>
    </style:style>
    <style:style style:name="T8" style:family="text">
      <style:text-properties fo:font-size="66pt" fo:text-shadow="none" officeooo:rsid="000039aa" style:font-size-asian="66pt" style:font-size-complex="66pt"/>
    </style:style>
    <style:style style:name="T9" style:family="text">
      <style:text-properties fo:font-size="66pt" fo:text-shadow="none" style:font-size-asian="66pt" style:font-name-complex="DejaVu Sans" style:font-size-complex="66pt"/>
    </style:style>
    <style:style style:name="T10" style:family="text">
      <style:text-properties fo:font-size="66pt" fo:text-shadow="none" style:font-size-asian="66pt" style:font-name-complex="gargi" style:font-size-complex="66pt"/>
    </style:style>
    <style:style style:name="T11" style:family="text">
      <style:text-properties fo:font-size="66pt" fo:text-shadow="none" style:font-size-asian="66pt" style:font-name-complex="DejaVu Sans Mono" style:font-size-complex="66pt"/>
    </style:style>
    <style:style style:name="T12" style:family="text">
      <style:text-properties fo:font-size="66pt" fo:text-shadow="none" style:font-size-asian="66pt" style:font-name-complex="Lohit Devanagari" style:font-size-complex="66pt"/>
    </style:style>
    <style:style style:name="T13" style:family="text">
      <style:text-properties fo:color="#ffffff" fo:font-size="48pt" fo:text-shadow="none" style:font-size-asian="48pt" style:font-size-complex="48pt"/>
    </style:style>
    <style:style style:name="T14" style:family="text">
      <style:text-properties fo:font-size="14pt" fo:text-shadow="1pt 1pt" officeooo:rsid="00057023" style:font-size-asian="12.25pt" style:font-size-complex="14pt"/>
    </style:style>
    <style:style style:name="T15" style:family="text">
      <style:text-properties fo:font-variant="normal" fo:text-transform="none" fo:color="#000000" fo:font-size="66pt" fo:letter-spacing="normal" fo:text-shadow="1pt 1pt" style:font-size-asian="66pt" style:font-name-complex="Tibetan Machine Uni" style:font-size-complex="66pt" style:font-style-complex="normal" style:font-weight-complex="normal"/>
    </style:style>
    <style:style style:name="T16" style:family="text">
      <style:text-properties fo:font-variant="normal" fo:text-transform="none" fo:color="#000000" fo:font-size="66pt" fo:letter-spacing="normal" fo:text-shadow="none" style:font-size-asian="66pt" style:font-name-complex="Tibetan Machine Uni" style:font-size-complex="66pt" style:font-style-complex="normal" style:font-weight-complex="normal"/>
    </style:style>
    <style:style style:name="T17" style:family="text">
      <style:text-properties fo:font-variant="normal" fo:text-transform="none" fo:color="#000000" fo:font-size="66pt" fo:letter-spacing="normal" fo:text-shadow="none" officeooo:rsid="00095648" style:font-size-asian="66pt" style:font-name-complex="Tibetan Machine Uni" style:font-size-complex="66pt" style:font-style-complex="normal" style:font-weight-complex="normal"/>
    </style:style>
    <style:style style:name="T18" style:family="text">
      <style:text-properties fo:font-variant="normal" fo:text-transform="none" fo:color="#000000" fo:font-size="66pt" fo:letter-spacing="normal" fo:text-shadow="none" officeooo:rsid="000b413a" style:font-size-asian="66pt" style:font-name-complex="Tibetan Machine Uni" style:font-size-complex="66pt" style:font-style-complex="normal" style:font-weight-complex="normal"/>
    </style:style>
    <style:style style:name="T19" style:family="text">
      <style:text-properties fo:font-variant="normal" fo:text-transform="none" fo:color="#000000" fo:font-size="66pt" fo:letter-spacing="normal" fo:text-shadow="none" officeooo:rsid="000c622e" style:font-size-asian="66pt" style:font-name-complex="Tibetan Machine Uni" style:font-size-complex="6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</text:span><text:span text:style-name="T7">རཾ</text:span><text:span text:style-name="T3"> རཾ </text:span><text:span text:style-name="T7">ཡཾ</text:span><text:span text:style-name="T3"> </text:span><text:span text:style-name="T15">ཡ</text:span></text:p>
      <text:p text:style-name="P3"><text:span text:style-name="T1"><text:s/></text:span><text:span text:style-name="T7">རཾ</text:span><text:span text:style-name="T3"> རཾ </text:span><text:span text:style-name="T13">ཡཾ</text:span><text:span text:style-name="T3"> </text:span></text:p>
      <text:p text:style-name="P6"><text:span text:style-name="T2"><text:s/></text:span><text:span text:style-name="T12">རཾ</text:span><text:span text:style-name="T3"> </text:span><text:span text:style-name="T6">རཾ</text:span><text:span text:style-name="T3"> </text:span><text:span text:style-name="T7">ཡཾ</text:span><text:span text:style-name="T2"> </text:span><text:span text:style-name="T8">མཾ</text:span><text:span text:style-name="T3"> རཾ </text:span><text:span text:style-name="T7">ཡཾ </text:span><text:span text:style-name="T16">ཡ </text:span><text:span text:style-name="T19">ཁཾ ཁཾ</text:span></text:p>
      <text:p text:style-name="P4"><text:span text:style-name="T18"/></text:p>
      <text:p text:style-name="P5"><text:span text:style-name="T18"/></text:p>
      <text:p text:style-name="P1"><text:a xlink:type="simple" xlink:href="http://tipitaka.org/tibt/cscd/vin02m4.mul5.xml" text:style-name="Internet_20_link" text:visited-style-name="Visited_20_Internet_20_Link"><text:span text:style-name="T14">http://tipitaka.org/tibt/cscd/vin02m4.mul5.xml</text:span></text:a></text:p>
      <text:p text:style-name="P1"><text:a xlink:type="simple" xlink:href="http://www.lexilogos.com/keyboard/tibetan.htm" text:style-name="Internet_20_link" text:visited-style-name="Visited_20_Internet_20_Link"><text:span text:style-name="T14">http://www.lexilogos.com/keyboard/tibetan.htm</text:span></text:a></text:p>
      <text:p text:style-name="P2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betan Machine Uni" svg:font-family="'Tibetan Machine Uni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ohit Devanagari" svg:font-family="'Lohit Devanagari'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4T16:57:44.376685197</dc:date>
    <meta:editing-duration>PT6H52M36S</meta:editing-duration>
    <meta:editing-cycles>9</meta:editing-cycles>
    <meta:generator>LibreOffice/4.4.6.3$Linux_X86_64 LibreOffice_project/40m0$Build-3</meta:generator>
    <meta:document-statistic meta:table-count="0" meta:image-count="0" meta:object-count="0" meta:page-count="2" meta:paragraph-count="6" meta:word-count="18" meta:character-count="125" meta:non-whitespace-character-count="107"/>
  </office:meta>
</office:document-meta>
</file>